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Bao,</text:p>
      <text:p text:style-name="Normal">ve světě, kde se srdce mění jak roční období, náš vzájemný rytmus, předurčen zvířecím znamením Váh, je jako tichá symfonie. Pečlivě jsem sledovala, jak tě Tvůj strážný anděl Raquel obklopuje aura spravedlnosti a harmonie. Tvá silnější stránka, ochrana slabších, je nejen odraz Tvého andělského čísla, ale i Tvého srdce. Jak vzácné je, že nám osud dopřál sdílet tento unikátní tanec hvězd, co nám byl souzen již při našem narození.</text:p>
      <text:p text:style-name="Normal">V tento Valentýn si přeji, abychom mohli tento osudový vztah mezi našimi zvířecími znameními dále prozkoumat, hledat balanc a sílu v rozdílech, které nás činí jedinečnými. Ať již jako přátelé nebo něco víc, vím, že společně můžeme objevovat, jaké další kouzlo může naše sdílené hvězdné dědictví přinést. Tvá přítelkyně, která v tobě vidí tolik víc než jen spoluučence ve školní lavici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